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>
        <style:tab-stops>
          <style:tab-stop style:position="9.499cm"/>
        </style:tab-stops>
      </style:paragraph-properties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>
        <style:tab-stops>
          <style:tab-stop style:position="9.525cm"/>
        </style:tab-stops>
      </style:paragraph-properties>
      <style:text-properties style:font-name="Times New Roman" fo:font-size="12pt" style:font-size-asian="12pt" style:font-size-complex="12pt"/>
    </style:style>
    <style:style style:name="P4" style:family="paragraph" style:parent-style-name="Standard">
      <style:text-properties style:font-name="Times New Roman" fo:font-size="12pt" officeooo:rsid="0006ad84" style:font-size-asian="12pt" style:font-size-complex="12pt"/>
    </style:style>
    <style:style style:name="P5" style:family="paragraph" style:parent-style-name="Standard">
      <style:paragraph-properties>
        <style:tab-stops>
          <style:tab-stop style:position="9.499cm"/>
        </style:tab-stops>
      </style:paragraph-properties>
      <style:text-properties style:font-name="Times New Roman" fo:font-size="12pt" officeooo:rsid="0006ad84" style:font-size-asian="12pt" style:font-size-complex="12pt"/>
    </style:style>
    <style:style style:name="P6" style:family="paragraph" style:parent-style-name="Standard">
      <style:text-properties style:font-name="Times New Roman" fo:font-size="12pt" officeooo:rsid="0006ad84" officeooo:paragraph-rsid="008b5942" style:font-size-asian="12pt" style:font-size-complex="12pt"/>
    </style:style>
    <style:style style:name="P7" style:family="paragraph" style:parent-style-name="Standard">
      <style:text-properties style:font-name="Times New Roman" fo:font-size="12pt" officeooo:rsid="0006ad84" officeooo:paragraph-rsid="008b6e1a" style:font-size-asian="12pt" style:font-size-complex="12pt"/>
    </style:style>
    <style:style style:name="P8" style:family="paragraph" style:parent-style-name="Standard">
      <style:text-properties style:font-name="Times New Roman" fo:font-size="12pt" officeooo:rsid="00093f2f" officeooo:paragraph-rsid="0011c303" style:font-size-asian="12pt" style:font-size-complex="12pt"/>
    </style:style>
    <style:style style:name="P9" style:family="paragraph" style:parent-style-name="Standard">
      <style:text-properties style:font-name="Times New Roman" fo:font-size="12pt" officeooo:paragraph-rsid="0011c303" style:font-size-asian="12pt" style:font-size-complex="12pt"/>
    </style:style>
    <style:style style:name="P10" style:family="paragraph" style:parent-style-name="Standard">
      <style:text-properties style:font-name="Times New Roman" fo:font-size="12pt" officeooo:rsid="002acd26" officeooo:paragraph-rsid="002acd26" style:font-size-asian="12pt" style:font-size-complex="12pt"/>
    </style:style>
    <style:style style:name="P11" style:family="paragraph" style:parent-style-name="Standard">
      <style:paragraph-properties>
        <style:tab-stops>
          <style:tab-stop style:position="9.499cm"/>
        </style:tab-stops>
      </style:paragraph-properties>
      <style:text-properties style:font-name="Times New Roman" fo:font-size="12pt" officeooo:rsid="002acd26" style:font-size-asian="12pt" style:font-size-complex="12pt"/>
    </style:style>
    <style:style style:name="P12" style:family="paragraph" style:parent-style-name="Standard">
      <style:paragraph-properties>
        <style:tab-stops>
          <style:tab-stop style:position="9.499cm"/>
        </style:tab-stops>
      </style:paragraph-properties>
      <style:text-properties style:font-name="Times New Roman" fo:font-size="12pt" officeooo:rsid="0027e2ed" style:font-size-asian="12pt" style:font-size-complex="12pt"/>
    </style:style>
    <style:style style:name="P13" style:family="paragraph" style:parent-style-name="Standard">
      <style:text-properties style:font-name="Times New Roman" fo:font-size="12pt" officeooo:rsid="000c6312" officeooo:paragraph-rsid="0011c303" style:font-size-asian="12pt" style:font-size-complex="12pt"/>
    </style:style>
    <style:style style:name="P14" style:family="paragraph" style:parent-style-name="Standard">
      <style:text-properties style:font-name="Times New Roman" fo:font-size="12pt" officeooo:rsid="0088fa89" officeooo:paragraph-rsid="0088fa89" style:font-size-asian="12pt" style:font-size-complex="12pt"/>
    </style:style>
    <style:style style:name="P15" style:family="paragraph" style:parent-style-name="Standard">
      <style:paragraph-properties>
        <style:tab-stops>
          <style:tab-stop style:position="9.499cm"/>
        </style:tab-stops>
      </style:paragraph-properties>
      <style:text-properties style:font-name="Times New Roman" fo:font-size="12pt" officeooo:rsid="00893b83" officeooo:paragraph-rsid="00893b83" style:font-size-asian="12pt" style:font-size-complex="12pt"/>
    </style:style>
    <style:style style:name="P16" style:family="paragraph" style:parent-style-name="Standard">
      <style:text-properties style:font-name="Times New Roman" fo:font-size="12pt" officeooo:rsid="00494eac" officeooo:paragraph-rsid="008b5942" style:font-size-asian="12pt" style:font-size-complex="12pt"/>
    </style:style>
    <style:style style:name="P17" style:family="paragraph" style:parent-style-name="Standard">
      <style:text-properties style:font-name="Times New Roman" fo:font-size="12pt" officeooo:rsid="008b6e1a" officeooo:paragraph-rsid="008f2b26" style:font-size-asian="12pt" style:font-size-complex="12pt"/>
    </style:style>
    <style:style style:name="P18" style:family="paragraph" style:parent-style-name="Standard">
      <style:text-properties style:font-name="Times New Roman" fo:font-size="12pt" officeooo:rsid="004ac3ca" officeooo:paragraph-rsid="008f2b26" style:font-size-asian="12pt" style:font-size-complex="12pt"/>
    </style:style>
    <style:style style:name="P19" style:family="paragraph" style:parent-style-name="Standard">
      <style:text-properties style:font-name="Times New Roman" fo:font-size="12pt" officeooo:rsid="008f4d92" officeooo:paragraph-rsid="008f4d92" style:font-size-asian="12pt" style:font-size-complex="12pt"/>
    </style:style>
    <style:style style:name="P20" style:family="paragraph" style:parent-style-name="Standard">
      <style:text-properties style:font-name="Times New Roman" fo:font-size="12pt" officeooo:rsid="009103d0" officeooo:paragraph-rsid="008f2b26" style:font-size-asian="12pt" style:font-size-complex="12pt"/>
    </style:style>
    <style:style style:name="P21" style:family="paragraph" style:parent-style-name="Standard">
      <style:text-properties style:font-name="Times New Roman" fo:font-size="12pt" officeooo:rsid="0088fa89" officeooo:paragraph-rsid="0093b7bf" style:font-size-asian="12pt" style:font-size-complex="12pt"/>
    </style:style>
    <style:style style:name="P22" style:family="paragraph" style:parent-style-name="Standard">
      <style:text-properties style:font-name="Times New Roman" fo:font-size="12pt" officeooo:rsid="0093b7bf" officeooo:paragraph-rsid="0093b7bf" style:font-size-asian="12pt" style:font-size-complex="12pt"/>
    </style:style>
    <style:style style:name="P23" style:family="paragraph" style:parent-style-name="Standard">
      <style:text-properties style:font-name="Times New Roman" fo:font-size="12pt" officeooo:rsid="002acd26" officeooo:paragraph-rsid="002acd26" style:font-size-asian="12pt" style:font-size-complex="12pt"/>
    </style:style>
    <style:style style:name="T1" style:family="text">
      <style:text-properties officeooo:rsid="00464b6e"/>
    </style:style>
    <style:style style:name="T2" style:family="text">
      <style:text-properties officeooo:rsid="00494eac"/>
    </style:style>
    <style:style style:name="T3" style:family="text">
      <style:text-properties officeooo:rsid="002abd56"/>
    </style:style>
    <style:style style:name="T4" style:family="text">
      <style:text-properties officeooo:rsid="00554808"/>
    </style:style>
    <style:style style:name="T5" style:family="text">
      <style:text-properties officeooo:rsid="00893b83"/>
    </style:style>
    <style:style style:name="T6" style:family="text">
      <style:text-properties officeooo:rsid="008b6e1a"/>
    </style:style>
    <style:style style:name="T7" style:family="text">
      <style:text-properties officeooo:rsid="008f2b26"/>
    </style:style>
    <style:style style:name="T8" style:family="text">
      <style:text-properties officeooo:rsid="008f4d92"/>
    </style:style>
    <style:style style:name="T9" style:family="text">
      <style:text-properties officeooo:rsid="0006ad84"/>
    </style:style>
    <style:style style:name="T10" style:family="text">
      <style:text-properties officeooo:rsid="009166d0"/>
    </style:style>
    <style:style style:name="T11" style:family="text">
      <style:text-properties officeooo:rsid="009226ba"/>
    </style:style>
    <style:style style:name="T12" style:family="text">
      <style:text-properties officeooo:rsid="0093f2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Damien BARTHÉLÉMY</text:p>
      <text:p text:style-name="P15">21 rue Chanez</text:p>
      <text:p text:style-name="P15">75016 Paris</text:p>
      <text:p text:style-name="P2">Mobile +41 79 242 95 92</text:p>
      <text:p text:style-name="P15">Mobile +33 6 95 92 79 39</text:p>
      <text:p text:style-name="P2"/>
      <text:p text:style-name="P2"/>
      <text:p text:style-name="P2"><text:tab/><text:span text:style-name="T5">Liebherr Machines Bulle S.A</text:span></text:p>
      <text:p text:style-name="P2"><text:tab/><text:span text:style-name="T5">Philipp Tschudi</text:span></text:p>
      <text:p text:style-name="P2"><text:tab/><text:span text:style-name="T5">Ressources humaines</text:span></text:p>
      <text:p text:style-name="P12"/>
      <text:p text:style-name="P5"/>
      <text:p text:style-name="P5"/>
      <text:p text:style-name="P2"><text:tab/><text:span text:style-name="T1">Vevey, 18 février 2018</text:span>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1"><text:span text:style-name="T5">Offre : </text:span>Ingénieur (h/f) développement de fonction pour les moteurs Diesel/Gaz et les composants hydrauliques (1287<text:span text:style-name="T5">)</text:span></text:p>
      <text:p text:style-name="P22">&amp;</text:p>
      <text:p text:style-name="P14">Control Systems Engineer (m/f) Combustion Engines and Hydraulic Components (6497)</text:p>
      <text:p text:style-name="P1"/>
      <text:p text:style-name="P1"/>
      <text:p text:style-name="P1"/>
      <text:p text:style-name="P4">Monsieur,</text:p>
      <text:p text:style-name="P1"/>
      <text:p text:style-name="P1"/>
      <text:p text:style-name="P16">Votre offre concernant un emploi d'ingénieur développement m’intéresse. Je suis actuellement actif en tant qu’ingénieur développement sur un proje<text:span text:style-name="T7">t</text:span> <text:span text:style-name="T7">d’entraînement</text:span> électrique <text:span text:style-name="T7">pour</text:span> véhicule chez Valeo Cergy. <text:span text:style-name="T11">Je souhaite me réinstaller en Suisse</text:span>.</text:p>
      <text:p text:style-name="P6"/>
      <text:p text:style-name="P18">Votre proposition détaille une activité <text:span text:style-name="T4">de développement pour des fonctions de commande et de régulation. Cette activité a des similarités avec mon occupation présente de développement sur calculateurs embarqués pour véhicules (ECU).</text:span></text:p>
      <text:p text:style-name="P18"/>
      <text:p text:style-name="P19">Sur mon projet actuel, je m’occupe de la loi de commande <text:span text:style-name="T10">Simulink</text:span> <text:span text:style-name="T10">ainsi que</text:span> de l’adaptation et calibration de notre plateforme à un moteur spécifique. J’ai auparavant travaillé sur la modélisation et les tests d’un<text:span text:style-name="T9"> convertisseur </text:span>courant continu<text:span text:style-name="T9">. Ces différents produits sont conçus pour être connectés avec différents systèmes véhicules. </text:span>J<text:span text:style-name="T9">e suis régulièrement en contact (conference call) avec le client.</text:span></text:p>
      <text:p text:style-name="P7"/>
      <text:p text:style-name="P7"><text:span text:style-name="T2">Ma formation principale est la filière énergie de l’</text:span>École <text:span text:style-name="T10">p</text:span>olytechnique de Lausanne <text:span text:style-name="T6">avec une spécialisation en électronique de puissance et systèmes d’asservissement et de contrôle</text:span>. <text:span text:style-name="T8">Même si ce n’était pas le cœur de ma formation, j’ai eu des cours généralistes de physique et mécanique ainsi que sur les cycles de combustion de gaz.</text:span></text:p>
      <text:p text:style-name="P17"><text:soft-page-break/></text:p>
      <text:p text:style-name="P17"/>
      <text:p text:style-name="P20">Dans mon cadre professionnel, j’emploie <text:span text:style-name="T12">en permanence</text:span> l’anglais. J’ai été actif une année dans un environnement professionnel en langue allemande. À la fois autonome et rigoureux après plusieurs activités en entreprise, je suis vivement intéressé par votre offre.</text:p>
      <text:p text:style-name="P13"/>
      <text:p text:style-name="P8">Je me tiens à votre entière disposition pour toute information complémentaire. <text:span text:style-name="T3">Dans cette attente, je vous prie d’agréer, Monsieur, l’expression de mes respectueuses salutations.</text:span></text:p>
      <text:p text:style-name="P9"/>
      <text:p text:style-name="P9"/>
      <text:p text:style-name="P9"/>
      <text:p text:style-name="P9"/>
      <text:p text:style-name="P3"><text:tab/>Damien Barthélém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DejaVu Sans1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DejaVu Sans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>
        <style:tab-stops/>
      </style:paragraph-properties>
      <style:text-properties style:font-name="DejaVu Sans" fo:font-family="'DejaVu Sans'" style:font-style-name="Book" style:font-family-generic="swiss" style:font-pitch="variable" fo:font-size="10.5pt" fo:font-weight="normal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ncho" style:font-family-asian="Mincho" style:font-family-generic-asian="system" style:font-pitch-asian="variable" style:font-size-asian="14pt" style:font-name-complex="Lucidasans" style:font-family-complex="Lucidasans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40m0$Build-2</meta:generator>
    <meta:initial-creator>Damien Barthélémy</meta:initial-creator>
    <meta:creation-date>2007-01-21T16:55:01</meta:creation-date>
    <dc:date>2018-02-19T20:06:01.937662452</dc:date>
    <meta:printed-by>Damien Barthélémy</meta:printed-by>
    <meta:print-date>2008-04-20T23:42:31</meta:print-date>
    <dc:language>fr-CH</dc:language>
    <meta:editing-cycles>152</meta:editing-cycles>
    <meta:editing-duration>PT14H45S</meta:editing-duration>
    <meta:document-statistic meta:table-count="0" meta:image-count="0" meta:object-count="0" meta:page-count="2" meta:paragraph-count="20" meta:word-count="301" meta:character-count="2052" meta:non-whitespace-character-count="1766"/>
    <meta:user-defined meta:name="Info 1"/>
    <meta:user-defined meta:name="Info 2"/>
    <meta:user-defined meta:name="Info 3"/>
    <meta:user-defined meta:name="Info 4"/>
  </office:meta>
</office:document-meta>
</file>